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Chandas" svg:font-family="Chandas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Mono2" svg:font-family="FreeMono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2a4ca7" officeooo:paragraph-rsid="002a4ca7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njaliOldLipi" fo:font-size="14pt" fo:font-weight="bold" officeooo:rsid="001c5cd5" officeooo:paragraph-rsid="001c5cd5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AnjaliOldLipi" fo:font-size="14pt" fo:font-weight="bold" officeooo:rsid="001c5cd5" officeooo:paragraph-rsid="00213f60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AnjaliOldLipi" fo:font-size="14pt" fo:font-style="normal" fo:font-weight="bold" officeooo:rsid="00213f60" officeooo:paragraph-rsid="00213f60" style:font-size-asian="14pt" style:font-style-asian="normal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njaliOldLipi" fo:font-size="14pt" fo:font-style="normal" fo:font-weight="bold" officeooo:rsid="00213f60" officeooo:paragraph-rsid="00275ce1" style:font-size-asian="14pt" style:font-style-asian="normal" style:font-weight-asian="bold" style:font-size-complex="14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AnjaliOldLipi" fo:font-size="14pt" fo:font-style="normal" fo:font-weight="normal" officeooo:rsid="00238621" officeooo:paragraph-rsid="00230362" style:font-size-asian="14pt" style:font-style-asian="normal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c5cd5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213f60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dc7b9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2e34c2"/>
    </style:style>
    <style:style style:name="P12" style:family="paragraph" style:parent-style-name="Standard" style:list-style-name="L1" style:master-page-name="">
      <loext:graphic-properties draw:fill="none"/>
      <style:paragraph-properties fo:margin-left="0.25in" fo:margin-right="0in" fo:text-align="start" style:justify-single-word="false" fo:text-indent="0in" style:auto-text-indent="false" style:page-number="auto" fo:background-color="transparent"/>
      <style:text-properties officeooo:paragraph-rsid="002e34c2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230362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FreeMono2" fo:font-size="12pt" fo:font-style="normal" fo:font-weight="normal" officeooo:paragraph-rsid="00213f60" style:font-size-asian="12pt" style:font-style-asian="normal" style:font-weight-asian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FreeMono2" fo:font-size="12pt" fo:font-style="normal" fo:font-weight="normal" style:font-size-asian="12pt" style:font-style-asian="normal" style:font-weight-asian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FreeMono2" officeooo:paragraph-rsid="00213f60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13f60" officeooo:paragraph-rsid="00213f60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FreeMono1" fo:font-size="14pt" fo:font-style="normal" fo:font-weight="normal" officeooo:rsid="00213f60" officeooo:paragraph-rsid="00213f60" style:font-size-asian="14pt" style:font-style-asian="normal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FreeMono1" fo:font-size="14pt" fo:font-style="normal" fo:font-weight="normal" officeooo:rsid="00213f60" officeooo:paragraph-rsid="0028c5b3" style:font-size-asian="14pt" style:font-style-asian="normal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FreeMono1" fo:font-size="14pt" fo:font-style="normal" fo:font-weight="normal" officeooo:rsid="00213f60" officeooo:paragraph-rsid="002e34c2" style:font-size-asian="14pt" style:font-style-asian="normal" style:font-weight-asian="normal" style:font-size-complex="14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FreeMono1" fo:font-size="14pt" fo:font-style="normal" fo:font-weight="normal" officeooo:rsid="00230362" officeooo:paragraph-rsid="00230362" style:font-size-asian="14pt" style:font-style-asian="normal" style:font-weight-asian="normal" style:font-size-complex="14pt" style:font-weight-complex="normal"/>
    </style:style>
    <style:style style:name="P22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style:font-name="AnjaliOldLipi" fo:font-size="14pt" fo:font-weight="normal" officeooo:rsid="001c5cd5" style:font-size-asian="14pt" style:font-weight-asian="normal" style:font-size-complex="14pt" style:font-weight-complex="normal"/>
    </style:style>
    <style:style style:name="T2" style:family="text">
      <style:text-properties style:font-name="AnjaliOldLipi" fo:font-size="14pt" fo:font-weight="normal" officeooo:rsid="001da778" style:font-size-asian="14pt" style:font-weight-asian="normal" style:font-size-complex="14pt" style:font-weight-complex="normal"/>
    </style:style>
    <style:style style:name="T3" style:family="text">
      <style:text-properties style:font-name="AnjaliOldLipi" fo:font-size="14pt" fo:font-weight="normal" officeooo:rsid="001f5823" style:font-size-asian="14pt" style:font-weight-asian="normal" style:font-size-complex="14pt" style:font-weight-complex="normal"/>
    </style:style>
    <style:style style:name="T4" style:family="text">
      <style:text-properties style:font-name="AnjaliOldLipi" fo:font-size="14pt" fo:font-style="normal" fo:font-weight="normal" style:font-size-asian="14pt" style:font-style-asian="normal" style:font-weight-asian="normal" style:font-size-complex="14pt" style:font-weight-complex="normal"/>
    </style:style>
    <style:style style:name="T5" style:family="text">
      <style:text-properties style:font-name="AnjaliOldLipi" fo:font-size="14pt" fo:font-style="normal" fo:font-weight="normal" officeooo:rsid="001f5823" style:font-size-asian="14pt" style:font-style-asian="normal" style:font-weight-asian="normal" style:font-size-complex="14pt" style:font-weight-complex="normal"/>
    </style:style>
    <style:style style:name="T6" style:family="text">
      <style:text-properties style:font-name="AnjaliOldLipi" fo:font-size="14pt" fo:font-style="normal" fo:font-weight="normal" officeooo:rsid="00230362" style:font-size-asian="14pt" style:font-style-asian="normal" style:font-weight-asian="normal" style:font-size-complex="14pt" style:font-weight-complex="normal"/>
    </style:style>
    <style:style style:name="T7" style:family="text">
      <style:text-properties style:font-name="AnjaliOldLipi" fo:font-size="14pt" fo:font-style="normal" fo:font-weight="normal" officeooo:rsid="001c5cd5" style:font-size-asian="14pt" style:font-style-asian="normal" style:font-weight-asian="normal" style:font-size-complex="14pt" style:font-weight-complex="normal"/>
    </style:style>
    <style:style style:name="T8" style:family="text">
      <style:text-properties style:font-name="AnjaliOldLipi" fo:font-size="14pt" fo:font-style="normal" fo:font-weight="normal" officeooo:rsid="00238621" style:font-size-asian="14pt" style:font-style-asian="normal" style:font-weight-asian="normal" style:font-size-complex="14pt" style:font-weight-complex="normal"/>
    </style:style>
    <style:style style:name="T9" style:family="text">
      <style:text-properties style:font-name="AnjaliOldLipi" fo:font-size="14pt" fo:font-style="normal" fo:font-weight="normal" officeooo:rsid="002d5b66" style:font-size-asian="14pt" style:font-style-asian="normal" style:font-weight-asian="normal" style:font-size-complex="14pt" style:font-weight-complex="normal"/>
    </style:style>
    <style:style style:name="T10" style:family="text">
      <style:text-properties style:font-name="AnjaliOldLipi" fo:font-size="16pt" fo:font-style="normal" style:text-underline-style="solid" style:text-underline-width="auto" style:text-underline-color="font-color" fo:font-weight="bold" officeooo:rsid="00213f60" style:font-size-asian="16pt" style:font-style-asian="normal" style:font-weight-asian="bold" style:font-size-complex="16pt" style:font-weight-complex="bold"/>
    </style:style>
    <style:style style:name="T11" style:family="text">
      <style:text-properties style:font-name="AnjaliOldLipi" fo:font-size="16pt" fo:font-style="normal" style:text-underline-style="solid" style:text-underline-width="auto" style:text-underline-color="font-color" fo:font-weight="bold" officeooo:rsid="002d5b66" style:font-size-asian="16pt" style:font-style-asian="normal" style:font-weight-asian="bold" style:font-size-complex="16pt" style:font-weight-complex="bold"/>
    </style:style>
    <style:style style:name="T12" style:family="text">
      <style:text-properties style:font-name="AnjaliOldLipi" fo:font-size="16pt" fo:font-style="normal" style:text-underline-style="solid" style:text-underline-width="auto" style:text-underline-color="font-color" fo:font-weight="bold" officeooo:rsid="002dc7b9" style:font-size-asian="16pt" style:font-style-asian="normal" style:font-weight-asian="bold" style:font-size-complex="16pt" style:font-weight-complex="bold"/>
    </style:style>
    <style:style style:name="T13" style:family="text">
      <style:text-properties style:font-name="AnjaliOldLipi" fo:font-size="16pt" fo:font-style="normal" style:text-underline-style="solid" style:text-underline-width="auto" style:text-underline-color="font-color" fo:font-weight="bold" officeooo:rsid="002e34c2" style:font-size-asian="16pt" style:font-style-asian="normal" style:font-weight-asian="bold" style:font-size-complex="16pt" style:font-weight-complex="bold"/>
    </style:style>
    <style:style style:name="T14" style:family="text">
      <style:text-properties style:font-name="FreeMono" fo:font-size="12pt" fo:font-style="normal" fo:font-weight="normal" officeooo:rsid="001f5823" style:font-size-asian="12pt" style:font-style-asian="normal" style:font-weight-asian="normal" style:font-size-complex="14pt" style:font-weight-complex="normal"/>
    </style:style>
    <style:style style:name="T15" style:family="text">
      <style:text-properties style:font-name="FreeMono2"/>
    </style:style>
    <style:style style:name="T16" style:family="text">
      <style:text-properties style:font-name="FreeMono2" fo:font-weight="bold" style:font-weight-asian="bold" style:font-weight-complex="bold"/>
    </style:style>
    <style:style style:name="T17" style:family="text">
      <style:text-properties fo:font-style="normal" officeooo:rsid="00213f60" style:font-style-asian="normal"/>
    </style:style>
    <style:style style:name="T18" style:family="text">
      <style:text-properties style:font-name="FreeMono1" fo:font-size="14pt" fo:font-style="normal" fo:font-weight="normal" style:font-size-asian="14pt" style:font-style-asian="normal" style:font-weight-asian="normal" style:font-size-complex="14pt" style:font-weight-complex="normal"/>
    </style:style>
    <style:style style:name="T19" style:family="text">
      <style:text-properties style:font-name="FreeMono1" fo:font-size="14pt" fo:font-style="normal" fo:font-weight="normal" officeooo:rsid="00230362" style:font-size-asian="14pt" style:font-style-asian="normal" style:font-weight-asian="normal" style:font-size-complex="14pt" style:font-weight-complex="normal"/>
    </style:style>
    <style:style style:name="T20" style:family="text">
      <style:text-properties style:font-name="FreeMono1" fo:font-size="14pt" fo:font-style="normal" fo:font-weight="normal" officeooo:rsid="00238621" style:font-size-asian="14pt" style:font-style-asian="normal" style:font-weight-asian="normal" style:font-size-complex="14pt" style:font-weight-complex="normal"/>
    </style:style>
    <style:style style:name="T21" style:family="text">
      <style:text-properties style:font-name="FreeMono1" fo:font-size="14pt" fo:font-style="normal" fo:font-weight="bold" officeooo:rsid="002d5b66" style:font-size-asian="14pt" style:font-style-asian="normal" style:font-weight-asian="bold" style:font-size-complex="14pt" style:font-weight-complex="bold"/>
    </style:style>
    <style:style style:name="T22" style:family="text">
      <style:text-properties fo:font-style="italic" style:text-underline-style="none" fo:font-weight="bold" officeooo:rsid="002d5b66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bold" officeooo:rsid="00318692" style:font-style-asian="italic" style:font-weight-asian="bold" style:font-style-complex="italic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d5b66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318692" style:font-weight-asian="bold" style:font-weight-complex="bold"/>
    </style:style>
    <style:style style:name="T26" style:family="text">
      <style:text-properties fo:font-weight="bold" officeooo:rsid="002d5b66" style:font-weight-asian="bold" style:font-weight-complex="bold"/>
    </style:style>
    <style:style style:name="T27" style:family="text">
      <style:text-properties fo:font-weight="bold" officeooo:rsid="00318692" style:font-weight-asian="bold" style:font-weight-complex="bold"/>
    </style:style>
    <style:style style:name="T2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9" style:family="text">
      <style:text-properties fo:font-size="16pt" fo:font-style="normal" style:text-underline-style="solid" style:text-underline-width="auto" style:text-underline-color="font-color" style:font-size-asian="16pt" style:font-style-asian="normal" style:font-size-complex="16pt"/>
    </style:style>
    <style:style style:name="T30" style:family="text">
      <style:text-properties fo:font-size="16pt" fo:font-style="normal" style:text-underline-style="solid" style:text-underline-width="auto" style:text-underline-color="font-color" officeooo:rsid="00213f60" style:font-size-asian="16pt" style:font-style-asian="normal" style:font-size-complex="16pt"/>
    </style:style>
    <style:style style:name="T31" style:family="text">
      <style:text-properties style:text-underline-style="none" fo:font-weight="bold" officeooo:rsid="002d5b66" style:font-weight-asian="bold" style:font-weight-complex="bold"/>
    </style:style>
    <style:style style:name="T32" style:family="text">
      <style:text-properties style:text-underline-style="none" fo:font-weight="bold" officeooo:rsid="00318692" style:font-weight-asian="bold" style:font-weight-complex="bold"/>
    </style:style>
    <style:style style:name="T33" style:family="text">
      <style:text-properties fo:font-size="12pt" officeooo:rsid="002d5b66" style:font-size-asian="12pt" style:font-size-complex="12pt"/>
    </style:style>
    <style:style style:name="T34" style:family="text">
      <style:text-properties fo:font-size="12pt" officeooo:rsid="00318692" style:font-size-asian="12pt" style:font-size-complex="12pt"/>
    </style:style>
    <style:style style:name="T35" style:family="text">
      <style:text-properties fo:font-size="12pt" fo:font-weight="bold" officeooo:rsid="002d5b66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318692" style:font-size-asian="12pt" style:font-weight-asian="bold" style:font-size-complex="12pt" style:font-weight-complex="bold"/>
    </style:style>
    <style:style style:name="T37" style:family="text">
      <style:text-properties fo:font-size="12pt" style:text-underline-style="solid" style:text-underline-width="auto" style:text-underline-color="font-color" officeooo:rsid="002d5b66" style:font-size-asian="12pt" style:font-size-complex="12pt"/>
    </style:style>
    <style:style style:name="T38" style:family="text">
      <style:text-properties fo:font-size="12pt" style:text-underline-style="solid" style:text-underline-width="auto" style:text-underline-color="font-color" officeooo:rsid="00318692" style:font-size-asian="12pt" style:font-size-complex="12pt"/>
    </style:style>
    <style:style style:name="T39" style:family="text">
      <style:text-properties fo:font-size="12pt" style:text-underline-style="none" officeooo:rsid="002d5b66" style:font-size-asian="12pt" style:font-size-complex="12pt"/>
    </style:style>
    <style:style style:name="T40" style:family="text">
      <style:text-properties fo:font-size="12pt" style:text-underline-style="none" officeooo:rsid="00318692" style:font-size-asian="12pt" style:font-size-complex="12pt"/>
    </style:style>
    <style:style style:name="T41" style:family="text">
      <style:text-properties fo:font-size="12pt" fo:font-style="italic" style:text-underline-style="none" officeooo:rsid="002d5b66" style:font-size-asian="12pt" style:font-style-asian="italic" style:font-size-complex="12pt" style:font-style-complex="italic"/>
    </style:style>
    <style:style style:name="T42" style:family="text">
      <style:text-properties fo:font-size="12pt" fo:font-style="italic" style:text-underline-style="none" officeooo:rsid="00318692" style:font-size-asian="12pt" style:font-style-asian="italic" style:font-size-complex="12pt" style:font-style-complex="italic"/>
    </style:style>
    <style:style style:name="T43" style:family="text">
      <style:text-properties style:font-name="Chandas" fo:font-weight="bold" officeooo:rsid="002d5b66" style:font-weight-asian="bold" style:font-weight-complex="bold"/>
    </style:style>
    <style:style style:name="T44" style:family="text">
      <style:text-properties style:font-name="Chandas" fo:font-style="italic" style:text-underline-style="none" fo:font-weight="bold" officeooo:rsid="002d5b66" style:font-style-asian="italic" style:font-weight-asian="bold" style:font-style-complex="italic" style:font-weight-complex="bold"/>
    </style:style>
    <style:style style:name="T45" style:family="text">
      <style:text-properties style:font-name="Chandas" fo:font-style="italic" style:text-underline-style="none" fo:font-weight="bold" officeooo:rsid="00318692" style:font-style-asian="italic" style:font-weight-asian="bold" style:font-style-complex="italic" style:font-weight-complex="bold"/>
    </style:style>
    <style:style style:name="T46" style:family="text">
      <style:text-properties style:font-name="Chandas" fo:font-size="12pt" fo:font-style="italic" style:text-underline-style="none" officeooo:rsid="002d5b66" style:font-size-asian="12pt" style:font-style-asian="italic" style:font-size-complex="12pt" style:font-style-complex="italic"/>
    </style:style>
    <style:style style:name="T47" style:family="text">
      <style:text-properties style:font-name="Chandas" fo:font-size="12pt" fo:font-style="italic" style:text-underline-style="none" officeooo:rsid="00318692" style:font-size-asian="12pt" style:font-style-asian="italic" style:font-size-complex="12pt" style:font-style-complex="italic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0.6811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0.7217in" fo:min-width="7.086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0.457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96283226" text:style-name="L1">
        <text:list-item>
          <text:p text:style-name="P3"><text:span text:style-name="T28">Install Node.js on Linux Ubuntu</text:span><text:line-break/></text:p>
          <text:list>
            <text:list-item>
              <text:p text:style-name="P8"><text:a xlink:type="simple" xlink:href="https://nodejs.org/en/download/package-manager" office:target-frame-name="_blank" xlink:show="new" text:style-name="Internet_20_link" text:visited-style-name="Visited_20_Internet_20_Link"><text:span text:style-name="T2">Download Node.js</text:span></text:a><text:span text:style-name="T2"><text:line-break/></text:span></text:p>
            </text:list-item>
            <text:list-item>
              <text:p text:style-name="P8"><text:span text:style-name="T3">Select </text:span><text:span text:style-name="T1">Debian and Ubuntu </text:span><text:a xlink:type="simple" xlink:href="https://nodejs.org/en/download/package-manager/#debian-and-ubuntu-based-linux-distributions" text:style-name="Internet_20_link" text:visited-style-name="Visited_20_Internet_20_Link"><text:span text:style-name="T1">Linux distro</text:span></text:a><text:span text:style-name="T1"> <text:line-break/> <text:s text:c="15"/></text:span><text:span text:style-name="T3">OR</text:span></text:p>
            </text:list-item>
            <text:list-item>
              <text:p text:style-name="P8"><text:span text:style-name="T1">binary distributions </text:span><text:a xlink:type="simple" xlink:href="https://github.com/nodesource/distributions/blob/master/README.md" text:style-name="Internet_20_link" text:visited-style-name="Visited_20_Internet_20_Link"><text:span text:style-name="T3">Click to View</text:span></text:a><text:span text:style-name="T3"><text:line-break/></text:span></text:p>
            </text:list-item>
            <text:list-item>
              <text:p text:style-name="P8"><text:span text:style-name="T14">curl -fsSL </text:span><text:span text:style-name="T15">https://deb.nodesource.com/setup_18.x | sudo -E bash - &amp;&amp;\</text:span></text:p>
              <text:p text:style-name="P14">sudo apt-get install -y nodejs</text:p>
              <text:p text:style-name="P14"/>
              <text:p text:style-name="P9"><text:span text:style-name="T15"><text:s text:c="14"/></text:span><text:span text:style-name="T16">OR Root User:</text:span></text:p>
              <text:p text:style-name="P16"/>
              <text:p text:style-name="P16">curl -fsSL https://deb.nodesource.com/setup_18.x | bash - &amp;&amp;\</text:p>
              <text:p text:style-name="P15">apt-get install -y nodejs</text:p>
            </text:list-item>
            <text:list-item>
              <text:p text:style-name="P17"><text:span text:style-name="T5">c</text:span><text:span text:style-name="T4">heck version <text:s/></text:span><text:span text:style-name="T18">node -v <text:line-break/></text:span></text:p>
            </text:list-item>
          </text:list>
        </text:list-item>
        <text:list-item>
          <text:p text:style-name="P4"><text:span text:style-name="T29">Install </text:span><text:span text:style-name="T30">Java Development Kit</text:span><text:span text:style-name="T17"><text:line-break/></text:span></text:p>
          <text:list>
            <text:list-item>
              <text:p text:style-name="P18">sudo apt-get install openjdk-11-jdk</text:p>
            </text:list-item>
            <text:list-item>
              <text:p text:style-name="P18">java –-version <text:line-break/></text:p>
            </text:list-item>
          </text:list>
        </text:list-item>
        <text:list-item>
          <text:p text:style-name="P5"><text:span text:style-name="T28">Install Android Studio</text:span><text:line-break/></text:p>
        </text:list-item>
      </text:list>
      <text:list xml:id="list3239335392" text:style-name="L2">
        <text:list-item>
          <text:list>
            <text:list-item>
              <text:p text:style-name="P13"><text:span text:style-name="T6">download Android Studio</text:span><text:span text:style-name="T7"> </text:span><text:a xlink:type="simple" xlink:href="https://developer.android.com/studio/index.html" text:style-name="Internet_20_link" text:visited-style-name="Visited_20_Internet_20_Link"><text:span text:style-name="T6">Click to Download</text:span></text:a></text:p>
            </text:list-item>
            <text:list-item>
              <text:p text:style-name="P13"><text:span text:style-name="T6">Install 32-bit libraries for all 64-bit<text:line-break/></text:span><text:span text:style-name="T19">sudo apt-get install libc6:i386 libncurses5:i386 libstdc++6:i386 lib32z1 libbz2-1.0:i386<text:line-break/></text:span></text:p>
            </text:list-item>
            <text:list-item>
              <text:p text:style-name="P13"><text:span text:style-name="T6">Unpack the .zip file </text:span><text:span text:style-name="T8">within / opt/ <text:line-break/></text:span><text:span text:style-name="T20">tar -xzf archive-name.tar.gz<text:line-break/></text:span></text:p>
            </text:list-item>
            <text:list-item>
              <text:p text:style-name="P7">To launch Android Studio, open a terminal, navigate to the android-studio/bin/ directory, and execute studio.sh</text:p>
            </text:list-item>
            <text:list-item>
              <text:p text:style-name="P7">Android SDK Platform 31</text:p>
            </text:list-item>
            <text:list-item>
              <text:p text:style-name="P7">Intel x86 Atom_64 System Image or Google APIs Intel x86 Atom System Image</text:p>
            </text:list-item>
            <text:list-item>
              <text:p text:style-name="P7">"SDK Tools" "Android SDK Build-Tools" then make sure that 31.0.0 is selected.<text:line-break/><text:soft-page-break/><text:line-break/><text:line-break/></text:p>
              <text:p text:style-name="P21"/>
            </text:list-item>
          </text:list>
        </text:list-item>
      </text:list>
      <text:list xml:id="list214952342731781" text:continue-list="list2696283226" text:style-name="L1">
        <text:list-item>
          <text:p text:style-name="P6"><text:span text:style-name="T28">Configure the ANDROID_HOME environment variable</text:span><text:line-break/></text:p>
          <text:list>
            <text:list-item>
              <text:p text:style-name="P19">cd /etc/</text:p>
            </text:list-item>
            <text:list-item>
              <text:p text:style-name="P19">sudo vim bash.bashrc</text:p>
            </text:list-item>
            <text:list-item>
              <text:p text:style-name="P19">paste Variables all in the file</text:p>
            </text:list-item>
            <text:list-item>
              <text:p text:style-name="P19">Esc :wq</text:p>
            </text:list-item>
            <text:list-item>
              <text:p text:style-name="P19">source bash.bashrc</text:p>
            </text:list-item>
            <text:list-item>
              <text:p text:style-name="P19">echo $ANDROID_HOME<text:line-break/></text:p>
            </text:list-item>
          </text:list>
        </text:list-item>
        <text:list-item>
          <text:p text:style-name="P10"><text:span text:style-name="T10">I</text:span><text:span text:style-name="T11">nstall Watchman ( Optional )</text:span><text:span text:style-name="T21"><text:line-break/><text:line-break/></text:span><text:span text:style-name="T9">installation guide </text:span><text:a xlink:type="simple" xlink:href="https://facebook.github.io/watchman/docs/install.html" text:style-name="Internet_20_link" text:visited-style-name="Visited_20_Internet_20_Link"><text:span text:style-name="T9">click to view</text:span></text:a><text:span text:style-name="T9"><text:line-break/></text:span></text:p>
        </text:list-item>
        <text:list-item>
          <text:p text:style-name="P12"><text:span text:style-name="T12">Create and Run</text:span><text:span text:style-name="T11"> </text:span><text:span text:style-name="T12">App on Mobile <text:s/></text:span><text:span text:style-name="T13">( cli )</text:span><text:span text:style-name="T21"><text:line-break/></text:span></text:p>
          <text:list>
            <text:list-item>
              <text:p text:style-name="P20">npm uninstall -g react-native-cli @react-native-community/cli</text:p>
            </text:list-item>
            <text:list-item>
              <text:p text:style-name="P20">npx react-native init AwesomeProject</text:p>
            </text:list-item>
            <text:list-item>
              <text:p text:style-name="P20">npx react-native start</text:p>
            </text:list-item>
            <text:list-item>
              <text:p text:style-name="P20">npx react-native run-android</text:p>
            </text:list-item>
          </text:list>
          <text:p text:style-name="P11"/>
        </text:list-item>
        <text:list-item>
          <text:p text:style-name="P11"><text:span text:style-name="T12">Create and Run</text:span><text:span text:style-name="T11"> </text:span><text:span text:style-name="T12">App on Mobile <text:s/></text:span><text:span text:style-name="T13">( expo)</text:span><text:span text:style-name="T21"><text:line-break/></text:span></text:p>
          <text:list>
            <text:list-item>
              <text:p text:style-name="P20">npx create-expo-app AwesomeProject</text:p>
            </text:list-item>
            <text:list-item>
              <text:p text:style-name="P20">cd AwesomeProject</text:p>
            </text:list-item>
            <text:list-item>
              <text:p text:style-name="P20">npx expo start<text:span text:style-name="T26"><text:line-break/><text:line-break/><text:line-break/><text:line-break/> <text:s/><text:line-break/><text:line-break/><text:line-break/><text:line-break/><text:line-break/><text:line-break/><text:line-break/></text:span><text:span text:style-name="T47">youtube: https://www.youtube.com/@numanthedegreeguy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Chandas" svg:font-family="Chandas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Mono2" svg:font-family="FreeMono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a4ca7" officeooo:paragraph-rsid="002a4ca7"/>
    </style:style>
    <style:style style:name="MP2" style:family="paragraph">
      <loext:graphic-properties draw:fill="solid" draw:fill-color="#c0c0c0" draw:opacity="50%"/>
      <style:text-properties style:font-name="Liberation Sans" fo:font-size="1pt"/>
    </style:style>
    <style:style style:name="MT1" style:family="text"/>
    <style:style style:name="Mgr1" style:family="graphic">
      <style:graphic-properties draw:stroke="none" draw:fill="solid" draw:fill-color="#c0c0c0" draw:opacity="50%" draw:auto-grow-height="false" draw:auto-grow-width="false" fo:min-height="0.6811in" fo:min-width="6.692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0.4571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0.7217in" fo:min-width="7.086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eact Native Installation on Linux <text:tab/><text:tab/><text:a xlink:type="simple" xlink:href="https://www.youtube.com/@numanthedegreeguy" text:style-name="Internet_20_link" text:visited-style-name="Visited_20_Internet_20_Link">Numan The-Degree-Guy</text:a><draw:custom-shape text:anchor-type="char" draw:z-index="1" draw:name="PowerPlusWaterMarkObject" draw:style-name="Mgr1" draw:text-style-name="MP2" svg:width="6.6925in" svg:height="0.6807in" draw:transform="rotate (0.785398163397448) translate (0.739583333333333in 6.79583880139982in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2" svg:width="4.4878in" svg:height="0.456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6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2" svg:width="7.0862in" svg:height="0.7213in" draw:transform="skewX (-5.6462372137733E-017) 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2" svg:width="6.6925in" svg:height="0.6807in" draw:transform="rotate (0.785398163397448)"><text:p>Numan The-Degree-Guy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21:05:10.851945881</meta:creation-date>
    <dc:date>2023-02-06T21:49:32.722002444</dc:date>
    <meta:editing-duration>PT28M5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261" meta:character-count="1675" meta:non-whitespace-character-count="1426"/>
  </office:meta>
</office:document-meta>
</file>